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Sans" svg:font-family="'Nimbus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S-3943-G / CS-9223-H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Introduction to ROP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wning so far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So far all the binaries we’ve pwned have either:</text:p>
                <text:list>
                  <text:list-item>
                    <text:p>Had NX off, allowing us to write shellcode</text:p>
                  </text:list-item>
                  <text:list-item>
                    <text:p>Had a “give_shell” function</text:p>
                  </text:list-item>
                  <text:list-item>
                    <text:p>Had “system” import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wning so far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Most real programs don’t have any of these properties</text:p>
                <text:list>
                  <text:list-item>
                    <text:p>So they’re secure, right? We’re all out of a job!</text:p>
                  </text:list-item>
                  <text:list-item>
                    <text:p>Time to retire…</text:p>
                  </text:list-item>
                  <text:list-item>
                    <text:p>Just kidding, we can still win against the bugs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turn Oriented Programm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ROP (Return Oriented Programming) to the rescue!</text:p>
                <text:list>
                  <text:list-item>
                    <text:p>ROP is a Code-Reuse attack, which means we don’t write our own code to insert into the program</text:p>
                  </text:list-item>
                  <text:list-item>
                    <text:p>Instead, we use the bytes already in the program, which are marked executable</text:p>
                  </text:list-item>
                  <text:list-item>
                    <text:p>Of course, the clever programmers have gotten rid of all the useful functions, like “system”, so we’ll need to be clev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ome observations about x86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Functions aren’t really a “thing” in x86…</text:p>
                <text:list>
                  <text:list-item>
                    <text:p>You can jump to the middle of a function, and that’s all fine!</text:p>
                  </text:list-item>
                </text:list>
              </text:list-item>
              <text:list-item>
                <text:p>Instructions are variable-length in x86…</text:p>
                <text:list>
                  <text:list-item>
                    <text:p>You can jump into the middle of an instruction, and that’s fine!</text:p>
                  </text:list-item>
                  <text:list-item>
                    <text:p>Jumping at different points yields different opcodes, which means we have a lot more instructions to use than the programmer intended</text:p>
                  </text:list-item>
                </text:list>
              </text:list-item>
              <text:list-item>
                <text:p>If we can smash the callstack, we can control return pointers</text:p>
                <text:list>
                  <text:list-item>
                    <text:p>That means we can do evil things like return, then return again, etc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unctions in x86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x86 <text:span text:style-name="T1">kinda</text:span><text:span text:style-name="T2"> understands functions</text:span></text:p>
              </text:list-item>
              <text:list-item>
                <text:p><text:span text:style-name="T2">What it really understands is the call stack</text:span></text:p>
                <text:list>
                  <text:list-item>
                    <text:p><text:span text:style-name="T1">call</text:span><text:span text:style-name="T2"> and </text:span><text:span text:style-name="T1">ret</text:span><text:span text:style-name="T2"> instructions push and pop to the callstack, for instance</text:span></text:p>
                  </text:list-item>
                </text:list>
              </text:list-item>
              <text:list-item>
                <text:p><text:span text:style-name="T2">What does the </text:span><text:span text:style-name="T1">ret</text:span><text:span text:style-name="T2"> instruction really do?</text:span></text:p>
                <text:list>
                  <text:list-item>
                    <text:p><text:span text:style-name="T1">pop rip</text:span></text:p>
                  </text:list-item>
                  <text:list-item>
                    <text:p><text:span text:style-name="T2">If we control the stack, we control what it pops</text:span></text:p>
                    <text:list>
                      <text:list-item>
                        <text:p><text:span text:style-name="T2">That means we can control multiple returns, each one making small chang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structions in x86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nstructions are multiple bytes long, and they’re variable length</text:p>
                <text:list>
                  <text:list-item>
                    <text:p>Many instructions, like <text:span text:style-name="T1">ret</text:span><text:span text:style-name="T2">, are 1 byte (opcode = c3)</text:span></text:p>
                  </text:list-item>
                  <text:list-item>
                    <text:p><text:span text:style-name="T2">That means, if you look for all instances of c3, you can find sequences of instructions that lead up to a ret</text:span></text:p>
                  </text:list-item>
                </text:list>
              </text:list-item>
              <text:list-item>
                <text:p><text:span text:style-name="T2">You can just jump to any byte, and the processor will happily decode it and run it…</text:span></text:p>
                <text:list>
                  <text:list-item>
                    <text:p><text:span text:style-name="T2">So you can jump into the </text:span><text:span text:style-name="T1">middle</text:span><text:span text:style-name="T2"> of multi-byte instruction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ample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mov rax, 0xc30f05 ; ret == 48 c7 c0 05 0f c3 00 c3</text:p>
                <text:list>
                  <text:list-item>
                    <text:p>If we offset a few bytes into this instruction sequence…</text:p>
                    <text:list>
                      <text:list-item>
                        <text:p>05 0f c3 == “syscall ; ret”</text:p>
                      </text:list-item>
                    </text:list>
                  </text:list-item>
                </text:list>
              </text:list-item>
              <text:list-item>
                <text:p>That’s a pretty powerful example. Maybe a little contrived…</text:p>
                <text:list>
                  <text:list-item>
                    <text:p>In a large enough program you’ll have tons of these little “gadgets” to do fun things with</text:p>
                  </text:list-item>
                </text:list>
              </text:list-item>
              <text:list-item>
                <text:p>There are programs that find these gadgets for you:</text:p>
                <text:list>
                  <text:list-item>
                    <text:p>I like rp++, some people swear by ROPGadge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op ; pop ; pop ; ret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Remember, arguments are passed in registers!</text:p>
                <text:list>
                  <text:list-item>
                    <text:p>If we want to pass arguments to functions, we need to set registers</text:p>
                  </text:list-item>
                </text:list>
              </text:list-item>
              <text:list-item>
                <text:p>Luckily, all the <text:span text:style-name="T1">pop &lt;register&gt;</text:span> instructions are 1-byte long</text:p>
                <text:list>
                  <text:list-item>
                    <text:p>Normal programs might even have them leading up to a <text:span text:style-name="T1">ret</text:span></text:p>
                  </text:list-item>
                </text:list>
              </text:list-item>
              <text:list-item>
                <text:p><text:span text:style-name="T2">If we want to set the first argument, we might find a </text:span><text:span text:style-name="T1">pop rdi ; ret</text:span><text:span text:style-name="T2"> gadget, and then have our next return go to the function.</text:span></text:p>
                <text:list>
                  <text:list-item>
                    <text:p><text:span text:style-name="T2">[ pop_rdi_ret, hello_world, puts ]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iguring out where libc i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On modern systems, we put shared libraries in a different place every time the program starts</text:p>
                <text:list>
                  <text:list-item>
                    <text:p>That way, we can’t just predict where “system” will be loaded and jump to it </text:p>
                  </text:list-item>
                </text:list>
              </text:list-item>
              <text:list-item>
                <text:p>Some part of our program needs to know where it is, to call functions…</text:p>
                <text:list>
                  <text:list-item>
                    <text:p>The GOT holds pointers to libc once they get resolved!</text:p>
                  </text:list-item>
                  <text:list-item>
                    <text:p>If we can read some bytes of out the GOT… we can know where libc is!</text:p>
                  </text:list-item>
                  <text:list-item>
                    <text:p>And since libc offsets from the base are always the same…</text:p>
                    <text:list>
                      <text:list-item>
                        <text:p>We can calculate any address in libc from a single GOT leak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magine this exploit...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We have full control of the stack</text:p>
                <text:list>
                  <text:list-item>
                    <text:p>The program did gets(buf), or something similarly vulnerable</text:p>
                  </text:list-item>
                </text:list>
              </text:list-item>
              <text:list-item>
                <text:p>We start our ROP…</text:p>
                <text:list>
                  <text:list-item>
                    <text:p>puts(puts_got_address) to leak it</text:p>
                  </text:list-item>
                  <text:list-item>
                    <text:p>This prints out the address of puts in libc</text:p>
                  </text:list-item>
                  <text:list-item>
                    <text:p>We subtract the offset of puts in libc from that address to get the base address of libc</text:p>
                  </text:list-item>
                  <text:list-item>
                    <text:p>Then we add the offset of system in libc to get the real address of system</text:p>
                  </text:list-item>
                  <text:list-item>
                    <text:p>We jump there, with an argument of “/bin/sh”, and get a shell</text:p>
                  </text:list-item>
                  <text:list-item>
                    <text:p>Cool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Sans" svg:font-family="'Nimbus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5:10:30.940802116</meta:creation-date>
    <meta:editing-duration>P0D</meta:editing-duration>
    <meta:editing-cycles>1</meta:editing-cycles>
    <meta:generator>LibreOffice/5.4.2.2.0$Linux_X86_64 LibreOffice_project/40m0$Build-2</meta:generator>
    <dc:title>Bright Blue</dc:title>
    <meta:document-statistic meta:object-count="66"/>
  </office:meta>
</office:document-meta>
</file>